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officeooo:rsid="001663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sh of the int 0: 0</text:p>
      <text:p text:style-name="Standard">Hash of the int 1: 29504bf</text:p>
      <text:p text:style-name="Standard">Hash of the int 2: 52a097e</text:p>
      <text:p text:style-name="Standard">Hash of the int 3: 7bf0e3d</text:p>
      <text:p text:style-name="Standard">Hash of the int 4: a5412fc</text:p>
      <text:p text:style-name="Standard">Hash of the int 5: cea2cb0</text:p>
      <text:p text:style-name="Standard">Hash of the int 6: f7f316f</text:p>
      <text:p text:style-name="Standard">Hash of the int 7: 1214362e</text:p>
      <text:p text:style-name="Standard">Hash of the int 8: 14a93aed</text:p>
      <text:p text:style-name="Standard">Hash of the int 9: 173e3fac</text:p>
      <text:p text:style-name="Standard">Hash of the int 10: 19d45960</text:p>
      <text:p text:style-name="Standard">Hash of the int 11: 1c695e1f</text:p>
      <text:p text:style-name="Standard">Hash of the int 12: 1efe62de</text:p>
      <text:p text:style-name="Standard">Hash of the int 13: 2193679d</text:p>
      <text:p text:style-name="Standard">Hash of the int 14: 24298151</text:p>
      <text:p text:style-name="Standard">Hash of the int 15: 26be8610</text:p>
      <text:p text:style-name="Standard">Hash of the int 16: 29538acf</text:p>
      <text:p text:style-name="Standard">Hash of the int 17: 2be88f8e</text:p>
      <text:p text:style-name="Standard">Hash of the int 18: 2e7d944d</text:p>
      <text:p text:style-name="Standard">Hash of the int 19: 3113ae01</text:p>
      <text:p text:style-name="Standard">Enter a word</text:p>
      <text:p text:style-name="Standard">hello</text:p>
      <text:p text:style-name="Standard">Hash of the word is</text:p>
      <text:p text:style-name="Standard">hello:55e293206</text:p>
      <text:p text:style-name="Standard">Here is another hash using a different function</text:p>
      <text:p text:style-name="Standard">hello:10f36bf6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4:59:25.124703381</meta:creation-date>
    <dc:date>2019-10-24T15:00:10.078079005</dc:date>
    <meta:editing-duration>PT47S</meta:editing-duration>
    <meta:editing-cycles>1</meta:editing-cycles>
    <meta:document-statistic meta:table-count="0" meta:image-count="0" meta:object-count="0" meta:page-count="1" meta:paragraph-count="26" meta:word-count="139" meta:character-count="650" meta:non-whitespace-character-count="537"/>
    <meta:generator>LibreOffice/6.0.6.2$Linux_X86_64 LibreOffice_project/00m0$Build-2</meta:generator>
  </office:meta>
</office:document-meta>
</file>